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1" svg:font-family="'Droid 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ffff66" fo:padding="0.097cm" fo:border-left="0.05pt solid #000000" fo:border-right="none" fo:border-top="none" fo:border-bottom="0.05pt solid #000000">
        <style:background-image/>
      </style:table-cell-properties>
    </style:style>
    <style:style style:name="Tabelle1.D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elle2" style:family="table">
      <style:table-properties style:width="17.013cm" fo:margin-left="0cm" table:align="left" style:shadow="none"/>
    </style:style>
    <style:style style:name="Tabelle2.A" style:family="table-column">
      <style:table-column-properties style:column-width="2.461cm"/>
    </style:style>
    <style:style style:name="Tabelle2.B" style:family="table-column">
      <style:table-column-properties style:column-width="1cm"/>
    </style:style>
    <style:style style:name="Tabelle2.F" style:family="table-column">
      <style:table-column-properties style:column-width="10.552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left="0.25pt solid #000000" fo:border-right="none" fo:border-top="0.25pt solid #000000" fo:border-bottom="0.2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25pt solid #000000" fo:border-right="none" fo:border-top="none" fo:border-bottom="0.25pt solid #000000"/>
    </style:style>
    <style:style style:name="Tabelle2.F2" style:family="table-cell">
      <style:table-cell-properties fo:padding="0.097cm" fo:border-left="0.05pt solid #000000" fo:border-right="0.05pt solid #000000" fo:border-top="none" fo:border-bottom="0.05pt solid #000000"/>
    </style:style>
    <style:style style:name="Tabelle2.A10" style:family="table-cell">
      <style:table-cell-properties style:vertical-align="bottom" fo:padding="0.097cm" fo:border-left="0.05pt solid #000000" fo:border-right="none" fo:border-top="none" fo:border-bottom="0.05pt solid #000000"/>
    </style:style>
    <style:style style:name="Tabelle3" style:family="table">
      <style:table-properties style:width="17cm" table:align="margins"/>
    </style:style>
    <style:style style:name="Tabelle3.A" style:family="table-column">
      <style:table-column-properties style:column-width="4.251cm" style:rel-column-width="16383*"/>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background-color="#ffff66" fo:padding="0.097cm" fo:border-left="0.05pt solid #000000" fo:border-right="none" fo:border-top="none" fo:border-bottom="0.05pt solid #000000">
        <style:background-image/>
      </style:table-cell-properties>
    </style:style>
    <style:style style:name="Tabelle3.D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5.667cm" style:rel-column-width="21844*"/>
    </style:style>
    <style:style style:name="Tabelle4.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ffff66" fo:padding="0.097cm" fo:border="0.05pt solid #000000">
        <style:background-image/>
      </style:table-cell-properties>
    </style:style>
    <style:style style:name="Tabelle4.A2" style:family="table-cell">
      <style:table-cell-properties fo:background-color="#ffff66" fo:padding="0.097cm" fo:border-left="0.05pt solid #000000" fo:border-right="none" fo:border-top="none" fo:border-bottom="0.05pt solid #000000">
        <style:background-image/>
      </style:table-cell-properties>
    </style:style>
    <style:style style:name="Tabelle4.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elle5" style:family="table">
      <style:table-properties style:width="17cm" table:align="margins"/>
    </style:style>
    <style:style style:name="Tabelle5.A" style:family="table-column">
      <style:table-column-properties style:column-width="5.667cm" style:rel-column-width="21844*"/>
    </style:style>
    <style:style style:name="Tabelle5.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ffff66" fo:padding="0.097cm" fo:border="0.05pt solid #000000">
        <style:background-image/>
      </style:table-cell-properties>
    </style:style>
    <style:style style:name="Tabelle5.A2" style:family="table-cell">
      <style:table-cell-properties fo:background-color="#ffff66" fo:padding="0.097cm" fo:border-left="0.05pt solid #000000" fo:border-right="none" fo:border-top="none" fo:border-bottom="0.05pt solid #000000">
        <style:background-image/>
      </style:table-cell-properties>
    </style:style>
    <style:style style:name="Tabelle5.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elle6" style:family="table">
      <style:table-properties style:width="17cm" table:align="margins"/>
    </style:style>
    <style:style style:name="Tabelle6.A" style:family="table-column">
      <style:table-column-properties style:column-width="5.667cm" style:rel-column-width="21844*"/>
    </style:style>
    <style:style style:name="Tabelle6.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ffff66" fo:padding="0.097cm" fo:border="0.05pt solid #000000">
        <style:background-image/>
      </style:table-cell-properties>
    </style:style>
    <style:style style:name="Tabelle6.A2" style:family="table-cell">
      <style:table-cell-properties fo:background-color="#ffff66" fo:padding="0.097cm" fo:border-left="0.05pt solid #000000" fo:border-right="none" fo:border-top="none" fo:border-bottom="0.05pt solid #000000">
        <style:background-image/>
      </style:table-cell-properties>
    </style:style>
    <style:style style:name="Tabelle6.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elle7" style:family="table">
      <style:table-properties style:width="17cm" table:align="margins"/>
    </style:style>
    <style:style style:name="Tabelle7.A" style:family="table-column">
      <style:table-column-properties style:column-width="5.667cm" style:rel-column-width="21844*"/>
    </style:style>
    <style:style style:name="Tabelle7.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ffff66" fo:padding="0.097cm" fo:border="0.05pt solid #000000">
        <style:background-image/>
      </style:table-cell-properties>
    </style:style>
    <style:style style:name="Tabelle7.A2" style:family="table-cell">
      <style:table-cell-properties fo:background-color="#ffff66" fo:padding="0.097cm" fo:border-left="0.05pt solid #000000" fo:border-right="none" fo:border-top="none" fo:border-bottom="0.05pt solid #000000">
        <style:background-image/>
      </style:table-cell-properties>
    </style:style>
    <style:style style:name="Tabelle7.C2" style:family="table-cell">
      <style:table-cell-properties fo:background-color="#ffff66" fo:padding="0.097cm" fo:border-left="0.05pt solid #000000" fo:border-right="0.05pt solid #000000" fo:border-top="none" fo:border-bottom="0.05pt solid #000000">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bble</text:p>
      <text:p text:style-name="Standard"/>
      <text:h text:style-name="Heading_20_1" text:outline-level="1">Einleitung</text:h>
      <text:p text:style-name="Standard">Man habe </text:p>
      <text:p text:style-name="Standard"/>
      <text:p text:style-name="Standard"><text:span text:style-name="T1">s</text:span> verschiedene Symbole und </text:p>
      <text:p text:style-name="Standard"><text:span text:style-name="T1">k</text:span> Karten</text:p>
      <text:p text:style-name="Standard"/>
      <text:p text:style-name="Standard">jede Karte soll <text:span text:style-name="T1">n</text:span> Symbole haben.</text:p>
      <text:p text:style-name="Standard">Wählt man 2 beliebige Karten aus, so soll genau ein Symbol auf beiden Karten gleich sein.</text:p>
      <text:p text:style-name="Standard"/>
      <text:p text:style-name="Standard">Damit eine symmetrische und „schöne“ Verteilung der Symbole entsteht, muss ...</text:p>
      <text:list xml:id="list1576336459" text:style-name="L1">
        <text:list-item>
          <text:p text:style-name="P1">die Zahl n der Symbole auf jeder Karte gleich sein</text:p>
        </text:list-item>
        <text:list-item>
          <text:p text:style-name="P1">die Anzahl der Vorkommnisse eines jeden Symbols im gesamten Kartenspiel gleich sein</text:p>
        </text:list-item>
      </text:list>
      <text:p text:style-name="Standard"/>
      <text:p text:style-name="Standard">daraus leitet sich ab, dass</text:p>
      <text:list xml:id="list1784060905" text:style-name="L2">
        <text:list-item>
          <text:p text:style-name="P2">die Anzahl k der Karten multipliziert mit der Anzahl der Symbole pro Karte n ein vielfaches der Anzahl der verschiedenen Symbole s sein muss.</text:p>
        </text:list-item>
      </text:list>
      <text:p text:style-name="Standard"/>
      <text:h text:style-name="Heading_20_1" text:outline-level="1">Problemstellung</text:h>
      <text:p text:style-name="Text_20_body">Welche Karten- und Symbolkombinationen sind möglich, und wie lassen sie sie finden?</text:p>
      <text:h text:style-name="Heading_20_1" text:outline-level="1">Problemlösung</text:h>
      <text:h text:style-name="Heading_20_2" text:outline-level="2">Abgrenzung</text:h>
      <text:p text:style-name="Text_20_body">Es lässt sich aus jedem Kartenspiel ein Satz Karten K1 mit dem gleichen Symbol 1 heraussuchen.</text:p>
      <text:p text:style-name="Text_20_body">Es sei m die Zahl der Karten in K1.</text:p>
      <text:p text:style-name="Text_20_body">Da die anderen Symbole auf K1 nun alle unterschiedlich sein müssen, ergibt sich folgende Abgrenzung:</text:p>
      <text:p text:style-name="Text_20_body">Wenn <text:span text:style-name="T1">m &gt; n</text:span><text:span text:style-name="T2"> dann ist K1 identisch mit dem gesamten Kartensatz, denn es lassen sich auf Karten ohne </text:span><text:span text:style-name="T1">1</text:span><text:span text:style-name="T2"> nur Symbole von maximal n Karten aus K1 auftragen, so dass die restlichen Karten aus K1 mit diesen kein gemeinsames Symbol mehr haben können!</text:span></text:p>
      <text:p text:style-name="Text_20_body">Es folgt also:</text:p>
      <text:p text:style-name="Preformatted_20_Text">s &lt;= 1 + n*(n-1)</text:p>
      <text:p text:style-name="Text_20_body"/>
      <text:p text:style-name="Text_20_body">Es sei ausserdem s_1 die Anzahl der Symbole 1 im gantzen Kartenspiel. Es folgt ebenso für diese:</text:p>
      <text:p text:style-name="Preformatted_20_Text">s_1 &lt;= n</text:p>
      <text:p text:style-name="Preformatted_20_Text"/>
      <text:p text:style-name="Text_20_body">Für die Anzahl der Karten im ganzen Kartenspiel ergibt sich entsprechend:</text:p>
      <text:p text:style-name="Preformatted_20_Text">k &lt;= Summe über i (s_i) / n = s*s_1 / n &lt;= s</text:p>
      <text:h text:style-name="Heading_20_2" text:outline-level="2">Konstruktion</text:h>
      <text:p text:style-name="Text_20_body">Wir geben n vor.</text:p>
      <text:p text:style-name="Text_20_body"><text:soft-page-break/>Zugehörig behauten wir entsprechend obiger Abgrenzung, dass die maximale Zahl antspr. Obiger Abgrenzung erreichbar ist: </text:p>
      <text:p text:style-name="Preformatted_20_Text">s = k = 1 + n*(n-1) </text:p>
      <text:p text:style-name="Preformatted_20_Text"/>
      <text:h text:style-name="Heading_20_2" text:outline-level="2">nicht funktionierende Variante 1</text:h>
      <text:p text:style-name="Text_20_body">Einfach alle Kombinationen von Symbolen auf Karten durchgehen und wenn noch „passend“ die karte dem Kartenspiel hinzufügen</text:p>
      <text:p text:style-name="Text_20_body">a) der der Reihe nach (bei n= 3 erst 1 2 3, dann 1 2 4 dann 1 2 5 etc. ausprobieren)</text:p>
      <text:p text:style-name="Text_20_body">b) mit zufälliger Zähl-Reihenfolge (erst 2 5 7, dann evtl. 2 5 3, etc.)</text:p>
      <text:p text:style-name="Text_20_body">c) alle Karten erstellen und beliebig mischen</text:p>
      <text:p text:style-name="Text_20_body">Die Ergebnisse sind Anfangs und partiell gut. a) und b) scheitern aber schnell an Problemen, die <text:s/>durch die hierarchische Abfolge entstehen, die ist bei b) genau so wie bei a). Die Variante c) führt zufällig zu brauchbaren Ergebnissen, braucht aber schnell Unmengen an Arbeitsspeicher <text:s/>und ewig lange Iterationen</text:p>
      <text:h text:style-name="Heading_20_2" text:outline-level="2">Variante 2</text:h>
      <text:p text:style-name="Text_20_body">Versuch eine Matrix systematisch abzuarbeiten.</text:p>
      <text:p text:style-name="Text_20_body">Bsp.:</text:p>
      <table:table table:name="Tabelle1" table:style-name="Tabelle1">
        <table:table-column table:style-name="Tabelle1.A" table:number-columns-repeated="4"/>
        <table:table-row>
          <table:table-cell table:style-name="Tabelle1.A1" office:value-type="string">
            <text:p text:style-name="P3">1</text:p>
          </table:table-cell>
          <table:table-cell table:style-name="Tabelle1.A1" office:value-type="string">
            <text:p text:style-name="P3">1</text:p>
          </table:table-cell>
          <table:table-cell table:style-name="Tabelle1.A1" office:value-type="string">
            <text:p text:style-name="P3">1</text:p>
          </table:table-cell>
          <table:table-cell table:style-name="Tabelle1.D1" office:value-type="string">
            <text:p text:style-name="P3">1</text:p>
          </table:table-cell>
        </table:table-row>
        <table:table-row>
          <table:table-cell table:style-name="Tabelle1.A2" office:value-type="string">
            <text:p text:style-name="P3">2</text:p>
          </table:table-cell>
          <table:table-cell table:style-name="Tabelle1.B2" office:value-type="string">
            <text:p text:style-name="Table_20_Contents">5</text:p>
          </table:table-cell>
          <table:table-cell table:style-name="Tabelle1.B2" office:value-type="string">
            <text:p text:style-name="Table_20_Contents">6</text:p>
          </table:table-cell>
          <table:table-cell table:style-name="Tabelle1.D2" office:value-type="string">
            <text:p text:style-name="Table_20_Contents">7</text:p>
          </table:table-cell>
        </table:table-row>
        <table:table-row>
          <table:table-cell table:style-name="Tabelle1.A2" office:value-type="string">
            <text:p text:style-name="P3">3</text:p>
          </table:table-cell>
          <table:table-cell table:style-name="Tabelle1.B2" office:value-type="string">
            <text:p text:style-name="Table_20_Contents">8</text:p>
          </table:table-cell>
          <table:table-cell table:style-name="Tabelle1.B2" office:value-type="string">
            <text:p text:style-name="Table_20_Contents">9</text:p>
          </table:table-cell>
          <table:table-cell table:style-name="Tabelle1.D2" office:value-type="string">
            <text:p text:style-name="Table_20_Contents">A</text:p>
          </table:table-cell>
        </table:table-row>
        <table:table-row>
          <table:table-cell table:style-name="Tabelle1.A2" office:value-type="string">
            <text:p text:style-name="P3">4</text:p>
          </table:table-cell>
          <table:table-cell table:style-name="Tabelle1.B2" office:value-type="string">
            <text:p text:style-name="Table_20_Contents">B</text:p>
          </table:table-cell>
          <table:table-cell table:style-name="Tabelle1.B2" office:value-type="string">
            <text:p text:style-name="Table_20_Contents">C</text:p>
          </table:table-cell>
          <table:table-cell table:style-name="Tabelle1.D2" office:value-type="string">
            <text:p text:style-name="Table_20_Contents">D</text:p>
          </table:table-cell>
        </table:table-row>
      </table:table>
      <text:p text:style-name="Text_20_body"/>
      <text:p text:style-name="Text_20_body">Die ersten n (Bsp.:4) Karten werden aus den den Spalten gebildet. Die nächsten n-1 (3) aus 2+den 3 Zeilen der Rest-Matrix (n-1)x(n-1) mit den Symbolen 5 bis D.</text:p>
      <text:p text:style-name="Text_20_body">Es entstehen so genau n Karten mit der 1 und n-1*n-1 weitere Karten.</text:p>
      <text:p text:style-name="Text_20_body">Das System für die Permutation der Symbole aus der Restmatrix ist jedoch nicht trivial.</text:p>
      <text:p text:style-name="Text_20_body">Behauptung: </text:p>
      <text:p text:style-name="Text_20_body">Die Karten ab mit dem Symbol 3 können die Symbole aus der Spalte 2 mit den Karten mit der 2 gemeinsam haben. Damit dies aber die einzige Gemeinsamkeit bleibt, müssen die Zeilen aus den folgenden Spalten mit einer Permutation ohne Fixpunkte (derangiert) ausgewählt werden. Auch untereinander muss die Zeilenauswahl derangiert sein.</text:p>
      <text:p text:style-name="Text_20_body">Beispiele für die Derangement:</text:p>
      <text:p text:style-name="Text_20_body">2+(Zeile, … Zeile), wir notieren die 2. Zeile hier als 1, also nummerieren nur die Restmatrix durch.</text:p>
      <text:p text:style-name="Text_20_body">N=3:</text:p>
      <text:p text:style-name="Text_20_body">2+(1,2)(1,2) 3+(1,2)(2,1) <text:s/>(trivial)</text:p>
      <text:p text:style-name="Text_20_body">wir lassen jetzt die 2te unpermutierte Spalte weg...</text:p>
      <text:p text:style-name="Text_20_body">N=4:</text:p>
      <text:p text:style-name="Text_20_body">2+(1,2,3)(1,2,3)</text:p>
      <text:p text:style-name="Text_20_body">3+(2,3,1)(3,1,2)</text:p>
      <text:p text:style-name="Text_20_body"><text:soft-page-break/>4+(3,1,2)(2,3,1)</text:p>
      <text:p text:style-name="Text_20_body">Die hier 2 möglichen Derangements sind automatisch auch untereinander derangiert. Jede Derangements darf pro Spalte nur genau ein mal verwendet werden. Hier haben wir 2 Derangements, von denen die erste von der 3 in Spalte 3 und von der 4 in Spalte 4 verwendet wird.</text:p>
      <text:p text:style-name="Text_20_body">Derangements bi N=5:</text:p>
      <text:p text:style-name="Text_20_body">2143, 4321, 3412</text:p>
      <text:p text:style-name="Text_20_body">lt- Theorie soll es 9 Derangements geben, die jedoch nicht untereinander verschieden sind. Bsp.:</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3">Nr.</text:p>
          </table:table-cell>
          <table:table-cell table:style-name="Tabelle2.B1" office:value-type="string">
            <text:p text:style-name="P3">1.</text:p>
          </table:table-cell>
          <table:table-cell table:style-name="Tabelle2.B1" office:value-type="string">
            <text:p text:style-name="P3">2.</text:p>
          </table:table-cell>
          <table:table-cell table:style-name="Tabelle2.B1" office:value-type="string">
            <text:p text:style-name="P3">3.</text:p>
          </table:table-cell>
          <table:table-cell table:style-name="Tabelle2.B1" office:value-type="string">
            <text:p text:style-name="P3">4.</text:p>
          </table:table-cell>
          <table:table-cell table:style-name="Tabelle2.F1" office:value-type="string">
            <text:p text:style-name="P3">Kommentar</text:p>
          </table:table-cell>
        </table:table-row>
        <table:table-row>
          <table:table-cell table:style-name="Tabelle2.A2" office:value-type="string">
            <text:p text:style-name="Table_20_Contents">1</text:p>
          </table:table-cell>
          <table:table-cell table:style-name="Tabelle2.B2" office:value-type="string">
            <text:p text:style-name="Table_20_Contents">2</text:p>
          </table:table-cell>
          <table:table-cell table:style-name="Tabelle2.B2" office:value-type="string">
            <text:p text:style-name="Table_20_Contents">1</text:p>
          </table:table-cell>
          <table:table-cell table:style-name="Tabelle2.B2" office:value-type="string">
            <text:p text:style-name="Table_20_Contents">4</text:p>
          </table:table-cell>
          <table:table-cell table:style-name="Tabelle2.B2" office:value-type="string">
            <text:p text:style-name="Table_20_Contents">3</text:p>
          </table:table-cell>
          <table:table-cell table:style-name="Tabelle2.F2" office:value-type="string">
            <text:p text:style-name="Table_20_Contents">Nicht derangiert zu 2</text:p>
          </table:table-cell>
        </table:table-row>
        <table:table-row>
          <table:table-cell table:style-name="Tabelle2.A2" office:value-type="string">
            <text:p text:style-name="Table_20_Contents">2</text:p>
          </table:table-cell>
          <table:table-cell table:style-name="Tabelle2.B2" office:value-type="string">
            <text:p text:style-name="Table_20_Contents">4</text:p>
          </table:table-cell>
          <table:table-cell table:style-name="Tabelle2.B2" office:value-type="string">
            <text:p text:style-name="Table_20_Contents">1</text:p>
          </table:table-cell>
          <table:table-cell table:style-name="Tabelle2.B2" office:value-type="string">
            <text:p text:style-name="Table_20_Contents">2</text:p>
          </table:table-cell>
          <table:table-cell table:style-name="Tabelle2.B2" office:value-type="string">
            <text:p text:style-name="Table_20_Contents">3</text:p>
          </table:table-cell>
          <table:table-cell table:style-name="Tabelle2.F2" office:value-type="string">
            <text:p text:style-name="Table_20_Contents">Shift left 3</text:p>
          </table:table-cell>
        </table:table-row>
        <table:table-row>
          <table:table-cell table:style-name="Tabelle2.A2" office:value-type="string">
            <text:p text:style-name="Table_20_Contents">3</text:p>
          </table:table-cell>
          <table:table-cell table:style-name="Tabelle2.B2" office:value-type="string">
            <text:p text:style-name="Table_20_Contents">3</text:p>
          </table:table-cell>
          <table:table-cell table:style-name="Tabelle2.B2" office:value-type="string">
            <text:p text:style-name="Table_20_Contents">1</text:p>
          </table:table-cell>
          <table:table-cell table:style-name="Tabelle2.B2" office:value-type="string">
            <text:p text:style-name="Table_20_Contents">4</text:p>
          </table:table-cell>
          <table:table-cell table:style-name="Tabelle2.B2" office:value-type="string">
            <text:p text:style-name="Table_20_Contents">2</text:p>
          </table:table-cell>
          <table:table-cell table:style-name="Tabelle2.F2" office:value-type="string">
            <text:p text:style-name="Table_20_Contents">Nicht derangiert zu 2</text:p>
          </table:table-cell>
        </table:table-row>
        <table:table-row>
          <table:table-cell table:style-name="Tabelle2.A2" office:value-type="string">
            <text:p text:style-name="Table_20_Contents">4</text:p>
          </table:table-cell>
          <table:table-cell table:style-name="Tabelle2.B2" office:value-type="string">
            <text:p text:style-name="Table_20_Contents">2</text:p>
          </table:table-cell>
          <table:table-cell table:style-name="Tabelle2.B2" office:value-type="string">
            <text:p text:style-name="Table_20_Contents">4</text:p>
          </table:table-cell>
          <table:table-cell table:style-name="Tabelle2.B2" office:value-type="string">
            <text:p text:style-name="Table_20_Contents">1</text:p>
          </table:table-cell>
          <table:table-cell table:style-name="Tabelle2.B2" office:value-type="string">
            <text:p text:style-name="Table_20_Contents">3</text:p>
          </table:table-cell>
          <table:table-cell table:style-name="Tabelle2.F2" office:value-type="string">
            <text:p text:style-name="Table_20_Contents">Nicht derangiert zu 5</text:p>
          </table:table-cell>
        </table:table-row>
        <table:table-row>
          <table:table-cell table:style-name="Tabelle2.A2" office:value-type="string">
            <text:p text:style-name="Table_20_Contents">5</text:p>
          </table:table-cell>
          <table:table-cell table:style-name="Tabelle2.B2" office:value-type="string">
            <text:p text:style-name="Table_20_Contents">3</text:p>
          </table:table-cell>
          <table:table-cell table:style-name="Tabelle2.B2" office:value-type="string">
            <text:p text:style-name="Table_20_Contents">4</text:p>
          </table:table-cell>
          <table:table-cell table:style-name="Tabelle2.B2" office:value-type="string">
            <text:p text:style-name="Table_20_Contents">1</text:p>
          </table:table-cell>
          <table:table-cell table:style-name="Tabelle2.B2" office:value-type="string">
            <text:p text:style-name="Table_20_Contents">2</text:p>
          </table:table-cell>
          <table:table-cell table:style-name="Tabelle2.F2" office:value-type="string">
            <text:p text:style-name="Table_20_Contents">Shift left 2</text:p>
          </table:table-cell>
        </table:table-row>
        <table:table-row>
          <table:table-cell table:style-name="Tabelle2.A2" office:value-type="string">
            <text:p text:style-name="Table_20_Contents">6</text:p>
          </table:table-cell>
          <table:table-cell table:style-name="Tabelle2.B2" office:value-type="string">
            <text:p text:style-name="Table_20_Contents">4</text:p>
          </table:table-cell>
          <table:table-cell table:style-name="Tabelle2.B2" office:value-type="string">
            <text:p text:style-name="Table_20_Contents">3</text:p>
          </table:table-cell>
          <table:table-cell table:style-name="Tabelle2.B2" office:value-type="string">
            <text:p text:style-name="Table_20_Contents">1</text:p>
          </table:table-cell>
          <table:table-cell table:style-name="Tabelle2.B2" office:value-type="string">
            <text:p text:style-name="Table_20_Contents">2</text:p>
          </table:table-cell>
          <table:table-cell table:style-name="Tabelle2.F2" office:value-type="string">
            <text:p text:style-name="Table_20_Contents">Nicht derangiert zu 5</text:p>
          </table:table-cell>
        </table:table-row>
        <table:table-row>
          <table:table-cell table:style-name="Tabelle2.A2" office:value-type="string">
            <text:p text:style-name="Table_20_Contents">7</text:p>
          </table:table-cell>
          <table:table-cell table:style-name="Tabelle2.B2" office:value-type="string">
            <text:p text:style-name="Table_20_Contents">2</text:p>
          </table:table-cell>
          <table:table-cell table:style-name="Tabelle2.B2" office:value-type="string">
            <text:p text:style-name="Table_20_Contents">3</text:p>
          </table:table-cell>
          <table:table-cell table:style-name="Tabelle2.B2" office:value-type="string">
            <text:p text:style-name="Table_20_Contents">4</text:p>
          </table:table-cell>
          <table:table-cell table:style-name="Tabelle2.B2" office:value-type="string">
            <text:p text:style-name="Table_20_Contents">1</text:p>
          </table:table-cell>
          <table:table-cell table:style-name="Tabelle2.F2" office:value-type="string">
            <text:p text:style-name="Table_20_Contents">Shift left 1</text:p>
          </table:table-cell>
        </table:table-row>
        <table:table-row>
          <table:table-cell table:style-name="Tabelle2.A2" office:value-type="string">
            <text:p text:style-name="Table_20_Contents">8</text:p>
          </table:table-cell>
          <table:table-cell table:style-name="Tabelle2.B2" office:value-type="string">
            <text:p text:style-name="Table_20_Contents">3</text:p>
          </table:table-cell>
          <table:table-cell table:style-name="Tabelle2.B2" office:value-type="string">
            <text:p text:style-name="Table_20_Contents">4</text:p>
          </table:table-cell>
          <table:table-cell table:style-name="Tabelle2.B2" office:value-type="string">
            <text:p text:style-name="Table_20_Contents">2</text:p>
          </table:table-cell>
          <table:table-cell table:style-name="Tabelle2.B2" office:value-type="string">
            <text:p text:style-name="Table_20_Contents">1</text:p>
          </table:table-cell>
          <table:table-cell table:style-name="Tabelle2.F2" office:value-type="string">
            <text:p text:style-name="Table_20_Contents">Nicht derangiert zu 8</text:p>
          </table:table-cell>
        </table:table-row>
        <table:table-row>
          <table:table-cell table:style-name="Tabelle2.A10" office:value-type="string">
            <text:p text:style-name="Table_20_Contents">9</text:p>
          </table:table-cell>
          <table:table-cell table:style-name="Tabelle2.B2" office:value-type="string">
            <text:p text:style-name="Table_20_Contents">4</text:p>
          </table:table-cell>
          <table:table-cell table:style-name="Tabelle2.B2" office:value-type="string">
            <text:p text:style-name="Table_20_Contents">3</text:p>
          </table:table-cell>
          <table:table-cell table:style-name="Tabelle2.B2" office:value-type="string">
            <text:p text:style-name="Table_20_Contents">2</text:p>
          </table:table-cell>
          <table:table-cell table:style-name="Tabelle2.B2" office:value-type="string">
            <text:p text:style-name="Table_20_Contents">1</text:p>
          </table:table-cell>
          <table:table-cell table:style-name="Tabelle2.F2" office:value-type="string">
            <text:p text:style-name="Table_20_Contents">Nicht derangiert zu 8</text:p>
          </table:table-cell>
        </table:table-row>
        <table:table-row>
          <table:table-cell table:style-name="Tabelle2.A10" office:value-type="string">
            <text:p text:style-name="Table_20_Contents"/>
          </table:table-cell>
          <table:table-cell table:style-name="Tabelle2.B2" office:value-type="string">
            <text:p text:style-name="Table_20_Contents"/>
          </table:table-cell>
          <table:table-cell table:style-name="Tabelle2.B2" office:value-type="string">
            <text:p text:style-name="Table_20_Contents"/>
          </table:table-cell>
          <table:table-cell table:style-name="Tabelle2.B2" office:value-type="string">
            <text:p text:style-name="Table_20_Contents"/>
          </table:table-cell>
          <table:table-cell table:style-name="Tabelle2.B2" office:value-type="string">
            <text:p text:style-name="Table_20_Contents"/>
          </table:table-cell>
          <table:table-cell table:style-name="Tabelle2.F2" office:value-type="string">
            <text:p text:style-name="Table_20_Contents"/>
          </table:table-cell>
        </table:table-row>
      </table:table>
      <text:p text:style-name="Text_20_body"/>
      <text:p text:style-name="Text_20_body">Dass es genau n-1 derangements gibt, die untereinadner unterschiedlich sind, ist im Prinzip auch trivial, da es durch das einfache rotieren genau diese Anzahl unterschiedliche derangements gibt. Mehr kann es aber nicht geben, da ein Symbol ja nur n-1 neue Stellen finden kann.</text:p>
      <text:p text:style-name="Text_20_body">die 2.Spalte soll bei allen Spalten unpermutiert verwendet werden, das ist OK.</text:p>
      <text:p text:style-name="Text_20_body">Die 3tte Spalte muß ab Karten mit der 3 derangiert zur 2ten sein – trivialerweise nehmen wir die Rotation um 1 (nach oben) also: 2 .. n, 1.</text:p>
      <text:p text:style-name="Text_20_body">Bei der 4ten Spalte ist es dann 3 .. n, 1,2</text:p>
      <text:p text:style-name="Text_20_body">Bei Karten mit 2+i ist es allegemein in der 3+mten Spalte die Rotation um m+i.</text:p>
      <text:h text:style-name="Heading_20_2" text:outline-level="2">nicht funktionierende Variante 3</text:h>
      <text:p text:style-name="Text_20_body">Wir <text:s/>nehmen nun k Karten und fangen an, die Symbole darauf <text:s/>der Reihe nach zu verteilen.</text:p>
      <text:p text:style-name="Text_20_body">Auf die erste Karte K[1] kommt das erste Symbol (1) und so weiter immder das nächste Symbol auf die nächste freie Karte.</text:p>
      <text:p text:style-name="Text_20_body">Auf die ersten n Karten kommt das Symbol 1.</text:p>
      <text:p text:style-name="Text_20_body">Auf die n-1 Karten K[n+1]..K[n+n-1] kommt ein Symbol 2, das erste Symbol 2 ist auf K[1] gekommen. So füllen sich (n+1)*n/2 Karten mit den ersten n Symbolen – danach wird es komplizierter...</text:p>
      <text:h text:style-name="Heading_20_1" text:outline-level="1"><text:soft-page-break/>Visualisierung</text:h>
      <text:h text:style-name="Heading_20_2" text:outline-level="2">Verknüpfte Fäden</text:h>
      <text:p text:style-name="Text_20_body">Man stelle sich für jedes Symbol genau einen Faden vor, der die Karten verbindet.</text:p>
      <text:p text:style-name="Text_20_body"/>
      <text:h text:style-name="Heading_20_1" text:outline-level="1">Beispiele</text:h>
      <text:h text:style-name="Heading_20_2" text:outline-level="2">n=2</text:h>
      <text:p text:style-name="Text_20_body">Bei n = 2 ergibt sich die folgende triviale Lösung:</text:p>
      <text:p text:style-name="CardSet">(1 2) (2 3) (3 1)</text:p>
      <text:p text:style-name="Standard"/>
      <text:h text:style-name="Heading_20_2" text:outline-level="2">K=3</text:h>
      <text:p text:style-name="Standard">Die Lösung zu n=3 hat mich schon überrascht:</text:p>
      <text:p text:style-name="Standard">Es ergibt sich k=s=7</text:p>
      <text:p text:style-name="Standard"/>
      <text:p text:style-name="CardSet">123 145 167 246 257 356 347</text:p>
      <text:p text:style-name="CardSet"/>
      <text:h text:style-name="Heading_20_1" text:outline-level="1">n=6</text:h>
      <text:p text:style-name="Text_20_body"/>
      <text:p text:style-name="Preformatted_20_Text">summary for n[31] k[6] <text:s/>used symbols <text:s text:c="2"/>: 31/31 number of cards: 31 check: 1</text:p>
      <text:p text:style-name="Preformatted_20_Text">card nr.1: 1 2 3 4 5 6</text:p>
      <text:p text:style-name="Preformatted_20_Text">card nr.2: 1 7 8 9 10 11</text:p>
      <text:p text:style-name="Preformatted_20_Text">card nr.3: 1 12 13 14 15 16</text:p>
      <text:p text:style-name="Preformatted_20_Text">card nr.4: 1 17 18 19 20 21</text:p>
      <text:p text:style-name="Preformatted_20_Text">card nr.5: 1 22 23 24 25 26</text:p>
      <text:p text:style-name="Preformatted_20_Text">card nr.6: 1 27 28 29 30 31</text:p>
      <text:p text:style-name="Preformatted_20_Text">card nr.7: 2 7 12 17 22 27</text:p>
      <text:p text:style-name="Preformatted_20_Text">card nr.8: 2 8 13 18 23 28</text:p>
      <text:p text:style-name="Preformatted_20_Text">card nr.9: 2 9 14 19 24 29</text:p>
      <text:p text:style-name="Preformatted_20_Text">card nr.10: 2 10 15 20 25 30</text:p>
      <text:p text:style-name="Preformatted_20_Text">card nr.11: 2 11 16 21 26 31</text:p>
      <text:p text:style-name="Preformatted_20_Text">card nr.12: 6 11 15 18 24 27</text:p>
      <text:p text:style-name="Preformatted_20_Text">card nr.13: 5 8 16 17 24 30</text:p>
      <text:p text:style-name="Preformatted_20_Text">card nr.14: 3 7 14 18 26 30</text:p>
      <text:p text:style-name="Preformatted_20_Text">card nr.15: 5 11 14 20 22 28</text:p>
      <text:p text:style-name="Preformatted_20_Text">card nr.16: 5 9 12 18 25 31</text:p>
      <text:p text:style-name="Preformatted_20_Text">card nr.17: 6 8 12 20 26 29</text:p>
      <text:p text:style-name="Preformatted_20_Text">card nr.18: 3 11 13 17 25 29</text:p>
      <text:p text:style-name="Preformatted_20_Text">card nr.19: 4 8 14 21 25 27</text:p>
      <text:p text:style-name="Preformatted_20_Text">card nr.20: 5 7 15 21 23 29</text:p>
      <text:p text:style-name="Preformatted_20_Text">card nr.21: 6 10 14 17 23 31</text:p>
      <text:p text:style-name="Preformatted_20_Text">card nr.22: 6 7 16 19 25 28</text:p>
      <text:p text:style-name="Preformatted_20_Text">card nr.23: 3 10 12 21 24 28</text:p>
      <text:p text:style-name="Preformatted_20_Text">card nr.24: 4 9 15 17 26 28</text:p>
      <text:p text:style-name="Preformatted_20_Text">card nr.25: 4 10 16 18 22 29</text:p>
      <text:p text:style-name="Preformatted_20_Text">card nr.26: 4 11 12 19 23 30</text:p>
      <text:p text:style-name="Preformatted_20_Text">card nr.27: 3 8 15 19 22 31</text:p>
      <text:p text:style-name="Preformatted_20_Text">card nr.28: 6 9 13 21 22 30</text:p>
      <text:p text:style-name="Preformatted_20_Text">card nr.29: 4 7 13 20 24 31</text:p>
      <text:p text:style-name="Preformatted_20_Text">card nr.30: 3 9 16 20 23 27</text:p>
      <text:p text:style-name="Preformatted_20_Text">card nr.31: 5 10 13 19 26 27</text:p>
      <text:p text:style-name="Preformatted_20_Text">card nr.1: 1 2 3 4 5 6</text:p>
      <text:p text:style-name="Preformatted_20_Text">card nr.2: 1 7 8 9 10 11</text:p>
      <text:p text:style-name="Preformatted_20_Text">card nr.3: 1 12 13 14 15 16</text:p>
      <text:p text:style-name="Preformatted_20_Text">card nr.4: 1 17 18 19 20 21</text:p>
      <text:p text:style-name="Preformatted_20_Text">card nr.5: 1 22 23 24 25 26</text:p>
      <text:p text:style-name="Preformatted_20_Text">card nr.6: 1 27 28 29 30 31</text:p>
      <text:p text:style-name="Preformatted_20_Text">card nr.7: 2 7 12 17 22 27</text:p>
      <text:p text:style-name="Preformatted_20_Text"><text:soft-page-break/>card nr.8: 2 8 13 18 23 28</text:p>
      <text:p text:style-name="Preformatted_20_Text">card nr.9: 2 9 14 19 24 29</text:p>
      <text:p text:style-name="Preformatted_20_Text">card nr.10: 2 10 15 20 25 30</text:p>
      <text:p text:style-name="Preformatted_20_Text">card nr.11: 2 11 16 21 26 31</text:p>
      <text:p text:style-name="Preformatted_20_Text">card nr.12: 3 7 14 18 26 30</text:p>
      <text:p text:style-name="Preformatted_20_Text">card nr.13: 3 8 15 19 22 31</text:p>
      <text:p text:style-name="Preformatted_20_Text">card nr.14: 3 9 16 20 23 27</text:p>
      <text:p text:style-name="Preformatted_20_Text">card nr.15: 3 10 12 21 24 28</text:p>
      <text:p text:style-name="Preformatted_20_Text">card nr.16: 3 11 13 17 25 29</text:p>
      <text:p text:style-name="Preformatted_20_Text">card nr.17: 4 7 13 20 24 31</text:p>
      <text:p text:style-name="Preformatted_20_Text">card nr.18: 4 8 14 21 25 27</text:p>
      <text:p text:style-name="Preformatted_20_Text">card nr.19: 4 9 15 17 26 28</text:p>
      <text:p text:style-name="Preformatted_20_Text">card nr.20: 4 10 16 18 22 29</text:p>
      <text:p text:style-name="Preformatted_20_Text">card nr.21: 4 11 12 19 23 30</text:p>
      <text:p text:style-name="Preformatted_20_Text">card nr.22: 5 7 15 21 23 29</text:p>
      <text:p text:style-name="Preformatted_20_Text">card nr.23: 5 8 16 17 24 30</text:p>
      <text:p text:style-name="Preformatted_20_Text">card nr.24: 5 9 12 18 25 31</text:p>
      <text:p text:style-name="Preformatted_20_Text">card nr.25: 5 10 13 19 26 27</text:p>
      <text:p text:style-name="Preformatted_20_Text">card nr.26: 5 11 14 20 22 28</text:p>
      <text:p text:style-name="Preformatted_20_Text">card nr.27: 6 7 16 19 25 28</text:p>
      <text:p text:style-name="Preformatted_20_Text">card nr.28: 6 8 12 20 26 29</text:p>
      <text:p text:style-name="Preformatted_20_Text">card nr.29: 6 9 13 21 22 30</text:p>
      <text:p text:style-name="Preformatted_20_Text">card nr.30: 6 10 14 17 23 31</text:p>
      <text:p text:style-name="Preformatted_20_Text">card nr.31: 6 11 15 18 24 27</text:p>
      <text:p text:style-name="Preformatted_20_Text">rosa@robert-desktop:~/pub/Robert/workspace/dobbler$ </text:p>
      <text:p text:style-name="Preformatted_20_Text"></text:p>
      <text:h text:style-name="Heading_20_1" text:outline-level="1">n=7</text:h>
      <text:p text:style-name="Text_20_body">Hat noch nicht geklappt... :-o</text:p>
      <text:p text:style-name="Text_20_body"/>
      <text:p text:style-name="Text_20_body"/>
      <text:p text:style-name="Text_20_body"/>
      <text:h text:style-name="Heading_20_1" text:outline-level="1">Matrixdarstellung</text:h>
      <text:p text:style-name="Text_20_body">Die maximal verwendbaren Symbole lassen sich so in einer Tabelle notieren (Beispiel mit n=4):</text:p>
      <table:table table:name="Tabelle3" table:style-name="Tabelle3">
        <table:table-column table:style-name="Tabelle3.A" table:number-columns-repeated="4"/>
        <table:table-row>
          <table:table-cell table:style-name="Tabelle3.A1" office:value-type="string">
            <text:p text:style-name="P3">1</text:p>
          </table:table-cell>
          <table:table-cell table:style-name="Tabelle3.A1" office:value-type="string">
            <text:p text:style-name="P3">1</text:p>
          </table:table-cell>
          <table:table-cell table:style-name="Tabelle3.A1" office:value-type="string">
            <text:p text:style-name="P3">1</text:p>
          </table:table-cell>
          <table:table-cell table:style-name="Tabelle3.D1" office:value-type="string">
            <text:p text:style-name="P3">1</text:p>
          </table:table-cell>
        </table:table-row>
        <table:table-row>
          <table:table-cell table:style-name="Tabelle3.A2" office:value-type="string">
            <text:p text:style-name="P3">2</text:p>
          </table:table-cell>
          <table:table-cell table:style-name="Tabelle3.B2" office:value-type="string">
            <text:p text:style-name="Table_20_Contents">5</text:p>
          </table:table-cell>
          <table:table-cell table:style-name="Tabelle3.B2" office:value-type="string">
            <text:p text:style-name="Table_20_Contents">6</text:p>
          </table:table-cell>
          <table:table-cell table:style-name="Tabelle3.D2" office:value-type="string">
            <text:p text:style-name="Table_20_Contents">7</text:p>
          </table:table-cell>
        </table:table-row>
        <table:table-row>
          <table:table-cell table:style-name="Tabelle3.A2" office:value-type="string">
            <text:p text:style-name="P3">3</text:p>
          </table:table-cell>
          <table:table-cell table:style-name="Tabelle3.B2" office:value-type="string">
            <text:p text:style-name="Table_20_Contents">8</text:p>
          </table:table-cell>
          <table:table-cell table:style-name="Tabelle3.B2" office:value-type="string">
            <text:p text:style-name="Table_20_Contents">9</text:p>
          </table:table-cell>
          <table:table-cell table:style-name="Tabelle3.D2" office:value-type="string">
            <text:p text:style-name="Table_20_Contents">A</text:p>
          </table:table-cell>
        </table:table-row>
        <table:table-row>
          <table:table-cell table:style-name="Tabelle3.A2" office:value-type="string">
            <text:p text:style-name="P3">4</text:p>
          </table:table-cell>
          <table:table-cell table:style-name="Tabelle3.B2" office:value-type="string">
            <text:p text:style-name="Table_20_Contents">B</text:p>
          </table:table-cell>
          <table:table-cell table:style-name="Tabelle3.B2" office:value-type="string">
            <text:p text:style-name="Table_20_Contents">C</text:p>
          </table:table-cell>
          <table:table-cell table:style-name="Tabelle3.D2" office:value-type="string">
            <text:p text:style-name="Table_20_Contents">D</text:p>
          </table:table-cell>
        </table:table-row>
      </table:table>
      <text:p text:style-name="Text_20_body"/>
      <text:p text:style-name="Text_20_body">Die möglichen Karten lassen sich dann so notieren:</text:p>
      <text:p text:style-name="Text_20_body">für Karten mit 2 und ohne 1:</text:p>
      <table:table table:name="Tabelle4" table:style-name="Tabelle4">
        <table:table-column table:style-name="Tabelle4.A" table:number-columns-repeated="3"/>
        <table:table-row>
          <table:table-cell table:style-name="Tabelle4.A1" office:value-type="string">
            <text:p text:style-name="Table_20_Contents">5</text:p>
          </table:table-cell>
          <table:table-cell table:style-name="Tabelle4.A1" office:value-type="string">
            <text:p text:style-name="Table_20_Contents">6</text:p>
          </table:table-cell>
          <table:table-cell table:style-name="Tabelle4.C1" office:value-type="string">
            <text:p text:style-name="Table_20_Contents">7</text:p>
          </table:table-cell>
        </table:table-row>
        <table:table-row>
          <table:table-cell table:style-name="Tabelle4.A2" office:value-type="string">
            <text:p text:style-name="Table_20_Contents">8</text:p>
          </table:table-cell>
          <table:table-cell table:style-name="Tabelle4.A2" office:value-type="string">
            <text:p text:style-name="Table_20_Contents">9</text:p>
          </table:table-cell>
          <table:table-cell table:style-name="Tabelle4.C2" office:value-type="string">
            <text:p text:style-name="Table_20_Contents">A</text:p>
          </table:table-cell>
        </table:table-row>
        <table:table-row>
          <table:table-cell table:style-name="Tabelle4.A2" office:value-type="string">
            <text:p text:style-name="Table_20_Contents">B</text:p>
          </table:table-cell>
          <table:table-cell table:style-name="Tabelle4.A2" office:value-type="string">
            <text:p text:style-name="Table_20_Contents">C</text:p>
          </table:table-cell>
          <table:table-cell table:style-name="Tabelle4.C2" office:value-type="string">
            <text:p text:style-name="Table_20_Contents">D</text:p>
          </table:table-cell>
        </table:table-row>
      </table:table>
      <text:p text:style-name="Standard"/>
      <text:p text:style-name="Standard">Jede Zeile ist eine Karte.</text:p>
      <text:p text:style-name="Standard"/>
      <text:p text:style-name="Standard">Oder nur mit „offsets“ zu den ersten Zeilen:</text:p>
      <text:p text:style-name="Standard"/>
      <table:table table:name="Tabelle5" table:style-name="Tabelle5">
        <table:table-column table:style-name="Tabelle5.A" table:number-columns-repeated="3"/>
        <table:table-row>
          <table:table-cell table:style-name="Tabelle5.A1" office:value-type="string">
            <text:p text:style-name="Table_20_Contents">0</text:p>
          </table:table-cell>
          <table:table-cell table:style-name="Tabelle5.A1" office:value-type="string">
            <text:p text:style-name="Table_20_Contents">0</text:p>
          </table:table-cell>
          <table:table-cell table:style-name="Tabelle5.C1" office:value-type="string">
            <text:p text:style-name="Table_20_Contents">0</text:p>
          </table:table-cell>
        </table:table-row>
        <table:table-row>
          <table:table-cell table:style-name="Tabelle5.A2" office:value-type="string">
            <text:p text:style-name="Table_20_Contents">1</text:p>
          </table:table-cell>
          <table:table-cell table:style-name="Tabelle5.A2" office:value-type="string">
            <text:p text:style-name="Table_20_Contents">1</text:p>
          </table:table-cell>
          <table:table-cell table:style-name="Tabelle5.C2" office:value-type="string">
            <text:p text:style-name="Table_20_Contents">1</text:p>
          </table:table-cell>
        </table:table-row>
        <text:soft-page-break/>
        <table:table-row>
          <table:table-cell table:style-name="Tabelle5.A2" office:value-type="string">
            <text:p text:style-name="Table_20_Contents">2</text:p>
          </table:table-cell>
          <table:table-cell table:style-name="Tabelle5.A2" office:value-type="string">
            <text:p text:style-name="Table_20_Contents">2</text:p>
          </table:table-cell>
          <table:table-cell table:style-name="Tabelle5.C2" office:value-type="string">
            <text:p text:style-name="Table_20_Contents">2</text:p>
          </table:table-cell>
        </table:table-row>
      </table:table>
      <text:p text:style-name="Standard"/>
      <text:p text:style-name="Standard">Daraus ergeben sich dann die Karten mit 3:</text:p>
      <text:p text:style-name="Standard"/>
      <text:p text:style-name="Standard"/>
      <table:table table:name="Tabelle6" table:style-name="Tabelle6">
        <table:table-column table:style-name="Tabelle6.A" table:number-columns-repeated="3"/>
        <table:table-row>
          <table:table-cell table:style-name="Tabelle6.A1" office:value-type="string">
            <text:p text:style-name="Table_20_Contents">0</text:p>
          </table:table-cell>
          <table:table-cell table:style-name="Tabelle6.A1" office:value-type="string">
            <text:p text:style-name="Table_20_Contents">1</text:p>
          </table:table-cell>
          <table:table-cell table:style-name="Tabelle6.C1" office:value-type="string">
            <text:p text:style-name="Table_20_Contents">2</text:p>
          </table:table-cell>
        </table:table-row>
        <table:table-row>
          <table:table-cell table:style-name="Tabelle6.A2" office:value-type="string">
            <text:p text:style-name="Table_20_Contents">1</text:p>
          </table:table-cell>
          <table:table-cell table:style-name="Tabelle6.A2" office:value-type="string">
            <text:p text:style-name="Table_20_Contents">2</text:p>
          </table:table-cell>
          <table:table-cell table:style-name="Tabelle6.C2" office:value-type="string">
            <text:p text:style-name="Table_20_Contents">0</text:p>
          </table:table-cell>
        </table:table-row>
        <table:table-row>
          <table:table-cell table:style-name="Tabelle6.A2" office:value-type="string">
            <text:p text:style-name="Table_20_Contents">2</text:p>
          </table:table-cell>
          <table:table-cell table:style-name="Tabelle6.A2" office:value-type="string">
            <text:p text:style-name="Table_20_Contents">0</text:p>
          </table:table-cell>
          <table:table-cell table:style-name="Tabelle6.C2" office:value-type="string">
            <text:p text:style-name="Table_20_Contents">1</text:p>
          </table:table-cell>
        </table:table-row>
      </table:table>
      <text:p text:style-name="Standard"/>
      <text:p text:style-name="Standard">Und mit 4:</text:p>
      <text:p text:style-name="Standard"/>
      <table:table table:name="Tabelle7" table:style-name="Tabelle7">
        <table:table-column table:style-name="Tabelle7.A" table:number-columns-repeated="3"/>
        <table:table-row>
          <table:table-cell table:style-name="Tabelle7.A1" office:value-type="string">
            <text:p text:style-name="Table_20_Contents">0</text:p>
          </table:table-cell>
          <table:table-cell table:style-name="Tabelle7.A1" office:value-type="string">
            <text:p text:style-name="Table_20_Contents">2</text:p>
          </table:table-cell>
          <table:table-cell table:style-name="Tabelle7.C1" office:value-type="string">
            <text:p text:style-name="Table_20_Contents">1</text:p>
          </table:table-cell>
        </table:table-row>
        <table:table-row>
          <table:table-cell table:style-name="Tabelle7.A2" office:value-type="string">
            <text:p text:style-name="Table_20_Contents">1</text:p>
          </table:table-cell>
          <table:table-cell table:style-name="Tabelle7.A2" office:value-type="string">
            <text:p text:style-name="Table_20_Contents">0</text:p>
          </table:table-cell>
          <table:table-cell table:style-name="Tabelle7.C2" office:value-type="string">
            <text:p text:style-name="Table_20_Contents">2</text:p>
          </table:table-cell>
        </table:table-row>
        <table:table-row>
          <table:table-cell table:style-name="Tabelle7.A2" office:value-type="string">
            <text:p text:style-name="Table_20_Contents">2</text:p>
          </table:table-cell>
          <table:table-cell table:style-name="Tabelle7.A2" office:value-type="string">
            <text:p text:style-name="Table_20_Contents">1</text:p>
          </table:table-cell>
          <table:table-cell table:style-name="Tabelle7.C2" office:value-type="string">
            <text:p text:style-name="Table_20_Contents">0</text:p>
          </table:table-cell>
        </table:table-row>
      </table:table>
      <text:p text:style-name="Standard"/>
      <text:p text:style-name="Standard">Lösungen bis n=6 liegen vor... (s. Txt-Datei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1" svg:font-family="'Droid 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ardSet" style:family="paragraph" style:parent-style-name="Preformatted_20_Text"/>
    <style:style style:name="Preformatted_20_Text" style:display-name="Preformatted Text" style:family="paragraph" style:parent-style-name="Standard" style:class="html" style:master-page-name="">
      <style:paragraph-properties fo:margin-top="0cm" fo:margin-bottom="0cm" style:page-number="auto"/>
      <style:text-properties style:font-name="DejaVu Sans Mono" fo:font-size="8pt" style:font-name-asian="Droid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chulz</meta:initial-creator>
    <meta:creation-date>2012-01-04T12:52:59</meta:creation-date>
    <dc:date>2012-01-16T08:27:44</dc:date>
    <dc:creator>Robert Schulz</dc:creator>
    <meta:editing-duration>P11DT13H18M10S</meta:editing-duration>
    <meta:editing-cycles>12</meta:editing-cycles>
    <meta:generator>LibreOffice/3.4$Unix LibreOffice_project/340m1$Build-402</meta:generator>
    <meta:document-statistic meta:table-count="7" meta:image-count="0" meta:object-count="0" meta:page-count="6" meta:paragraph-count="283" meta:word-count="1583" meta:character-count="7551" meta:non-whitespace-character-count="6174"/>
  </office:meta>
</office:document-meta>
</file>